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 style:use-optimal-column-width="true"/>
    </style:style>
    <style:style style:name="co3" style:family="table-column">
      <style:table-column-properties fo:break-before="auto" style:column-width="18.388541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=2" style:apply-style-name="cf3"/>
      <style:map style:condition="cell-content()&lt;0.1" style:apply-style-name="cf2"/>
      <style:map style:condition="cell-content()&gt;0" style:apply-style-name="cf1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=2" style:apply-style-name="cf3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uwagi</text:p>
          </table:table-cell>
          <table:table-cell office:value-type="string" table:style-name="ce4">
            <text:p>done?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1. <text:s/>Wstęp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odać nazwę firmy oraz jej dokładny adres. Krótko opisać firmę/instytucję. Podać cel i zakres projektu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2. <text:s/>Inwentaryzacja sprzętu i infrastruktury dostępnej w przedsiębiorstwie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Zestawienie zasobów w rozważanej firmie, które są istotne dla projektu sieci: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wymiarowane plany budynków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wymiarowana mapka pokazująca wszystkie budynki (rzut terenowy)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gólne informacje na temat sieci energetycznej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st w tekści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okalizacja wydzielonego pomieszczenia na szafę krosowniczą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nformacje o ewentualnych zakłóceniach elektromagnetycznych<text:s text:c="4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estawienie posiadanego przez firmę sprzętu komputerowego istotnego ze względu na projektowaną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sieć,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estawienie posiadanego przez firmę oprogramowania istotnego ze względu na projektowaną sieć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3. <text:s/>Analiza potrzeb użytkowników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rzedstawić w punktach potrzeby dotyczące projektowanej sieci uwzględniające: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iczbę planowanych punktów abonenckich w poszczególnych pomieszczeniach (w tabeli)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st w pkt 2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istę <text:s text:c="2"/>oprogramowania <text:s text:c="2"/>istotnego <text:s text:c="2"/>ze <text:s text:c="2"/>względu <text:s text:c="2"/>na <text:s text:c="2"/>projektowaną <text:s text:c="2"/>sieć, <text:s text:c="2"/>które <text:s text:c="2"/>jest <text:s text:c="2"/>planowane <text:s text:c="2"/>do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wykorzystania w firmie,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 tabelc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sługi sieciowe wykorzystywane lokalnie w firmie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 tabelc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sługi sieciowe wykorzystywane przez firmę w Internecie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wymagania dotyczące bezpieczeństwa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plany <text:s/>rozwoju firmy (np. zmiana oprogramowania, wprowadzanie nowych usług, itd.) na najbliższe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lata,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szacowanie <text:s/>transferu <text:s/>danych <text:s/>wewnątrz <text:s/>sieci <text:s/>lokalnej <text:s/>w <text:s/>obydwu <text:s/>kierunkach <text:s/>(upload <text:s/>i <text:s/>download)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uwzględniając <text:s/>oprogramowanie <text:s/>oraz <text:s/>usługi <text:s/>wykorzystywane. <text:s/>Uwzględnić <text:s/>ruch <text:s/>dla <text:s/>pojedynczego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komputera, <text:s/>każdego <text:s/>serwera, <text:s/>oraz <text:s/>w <text:s/>szkielecie <text:s/>sieci <text:s/>(np. <text:s/>między <text:s/>budynkami). <text:s/>Na <text:s/>przykład <text:s/>każda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stacja <text:s/>w <text:s/>ciągu <text:s/>8 <text:s/>godzin <text:s/>pracy <text:s/>ściąga <text:s/>z <text:s/>serwera <text:s/>bazodanowego <text:s/>100MB <text:s/>danych, <text:s/>przez <text:s/>1 <text:s/>godzinę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korzysta <text:s text:c="2"/>z <text:s text:c="2"/>VoIP, <text:s text:c="2"/>wysyła <text:s text:c="2"/>10 <text:s text:c="2"/>maili. <text:s text:c="2"/>Policzyć, <text:s text:c="2"/>jaka <text:s text:c="2"/>przepustowość <text:s text:c="2"/>łączy <text:s text:c="2"/>jest <text:s text:c="2"/>potrzebna, <text:s text:c="2"/>w <text:s text:c="2"/>celu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2"/>• <text:s text:c="2"/>oszacowanie <text:s/>transferu <text:s/>danych <text:s/>na <text:s/>łączu <text:s/>do <text:s/>Internetu <text:s/>uwzględniając <text:s/>ruch <text:s/>w <text:s/>obydwu <text:s/>kierunkach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(policzone w podobny sposób jak powyżej)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4. <text:s/>Założenie projektowe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rzedstawić <text:s text:c="5"/>w <text:s text:c="2"/>punktach <text:s text:c="5"/>podstawowe <text:s text:c="7"/>założenie <text:s text:c="3"/>dotyczące <text:s text:c="4"/>projektowanej <text:s text:c="6"/>sieci <text:s/>wynikające <text:s text:c="5"/>z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inwentaryzacji oraz analizy potrzeb użytkownika, przestawione do akceptacji firmie zlecającej projekt w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celu wstępnej akceptacji uwzględniając: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okablowania (co najmniej kategoria 6)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technologii w sieci LAN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i przepustowość łącza do Internetu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zabezpieczenia sieci,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5. <text:s/>Projekt sieci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5.1. <text:s/>Projekt logiczny sieci wraz z opisem koncepcji rozwiązania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Na <text:s/>rysunku <text:s/>pokazać <text:s/>sposób <text:s/>połączenie <text:s/>urządzeń <text:s/>aktywnych <text:s/>(przełączniki, <text:s/>komputery, <text:s/>serwery,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światłowód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8"/>rutery, itp.) zaznaczając rodzaj stosowanych łączy (użyta technologia na łączu, rodzaj okablowania)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7"/>Stosowane oznaczenia opisać na legendzie dołączonej do rysunku.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Każde urządzenie sieciowe (przełącznik, router, serwer) ma mieć na rysunku swoje oznaczenie (numer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inwentaryzacyjny). Oznaczenia stacji oraz telefonów VoIP przedstawić w uproszczony sposób.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bok <text:s/>rysunku <text:s/>w <text:s/>tabeli <text:s/>podać <text:s/>dla <text:s/>każdego <text:s/>urządzenia <text:s/>sieciowego <text:s/>(identyfikowanego <text:s/>przez <text:s/>numer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inwentaryzacyjny) producenta oraz model urządzenia.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Na podobnym rysunku pokazać projekt podziału na VLANy.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pisać krótko koncepcję przyjętego rozwiązania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5.2. <text:s/>Konfiguracja adresacji IP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Zaproponować system adresacji dla protokołu IP dla sieci lokalnej uwzględniając takie aspekty jak: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dobór maski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prawic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<text:s text:c="4"/>• <text:s text:c="2"/>wyznaczenie bramy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VLANy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ew ip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<text:s text:c="4"/>• <text:s/>przydział adresów (statyczny lub DHCP)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3"/>
          <table:table-cell office:value-type="string" table:style-name="ce1">
            <text:p><text:s text:c="4"/>5.3. <text:s/>Projekt okablowania budynków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3"/>
          <table:table-cell office:value-type="string" table:style-name="ce1">
            <text:p><text:s text:c="4"/>Na <text:s text:c="2"/>zwymiarowanych <text:s text:c="2"/>planach <text:s text:c="2"/>budynków <text:s text:c="2"/>zaznaczyć <text:s text:c="2"/>następujące <text:s text:c="2"/>elementy <text:s text:c="2"/>(opisane <text:s text:c="2"/>w <text:s text:c="2"/>załączonej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3"/>
          <table:table-cell office:value-type="string" table:style-name="ce1">
            <text:p><text:s text:c="4"/>legendzie):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3"/>
          <table:table-cell office:value-type="string" table:style-name="ce1">
            <text:p><text:s text:c="4"/>• <text:s/>prowadzenie kabla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3"/>
          <table:table-cell office:value-type="string" table:style-name="ce1">
            <text:p><text:s text:c="4"/>• <text:s text:c="2"/>gniazdka (każde gniazdko ma mieć swój numer)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3"/>
          <table:table-cell office:value-type="string" table:style-name="ce1">
            <text:p><text:s text:c="4"/>• <text:s/>punkty dystrybucyjne (szafy krosownicze)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epusty (przejście przez stropy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Podać plan umieszczenie urządzeń w szafie uwzględniając takie elementy szafy jak: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anele krosownicz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elementy porządkując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urządzenia aktywn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anel zasilający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wentylacj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zapas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Podać schemat krosowania kabli uwzględniający: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yporządkowanie numerów gniazdek do portów paneli krosowniczych (na którym porcie panelu jest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7"/>podłączone które gniazdko)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schemat krosowania kabli wewnątrz szafy między panelem i przełącznikiem (które porty panelu do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8"/>których portów przełącznika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W tabeli podać długości kabli dla każdego gniazdka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4. <text:s text:c="2"/>Projekt podłączenia do Internetu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Wybrać dwóch dostawców dostępu do Internetu oferujących usługę o wymaganych parametrach na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obszarze, na którym znajduje się siedziba rozważanej firmy (według adresu podanego w pkt 1)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Dokładnie <text:s/>sprawdzić <text:s/>i <text:s/>opisać <text:s/>warunki <text:s/>techniczne <text:s/>podłączenia <text:s/>do <text:s/>Internetu <text:s/>(co <text:s/>zapewnia <text:s/>dostawca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Internetu, ile stałych adresów IP jest przydzielonych, jakim interfejsem kończy się łącze, itd.)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Opisać w jaki sposób będą wykorzystywane obydwa łącza w celu zapewnienia niezawodności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5. <text:s/>Analiza bezpieczeństwa i niezawodności sieci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Przeanalizować <text:s/>zagrożenia <text:s/>dla <text:s/>lokalnej <text:s/>sieci <text:s/>w <text:s/>rozważanej <text:s/>firmy <text:s/>(np. <text:s/>awaria <text:s/>zasilania, <text:s/>wirusy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włamania przez Internet, itd.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Dla <text:s/>każdego <text:s/>z <text:s/>wymienionych <text:s/>zagrożeń <text:s/>opisać, <text:s/>jakie <text:s/>mechanizmy <text:s/>(adekwatne <text:s/>do <text:s/>profilu <text:s/>firmy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wymagań <text:s text:c="7"/>użytkownika, <text:s text:c="7"/>możliwości <text:s text:c="5"/>finansowych) <text:s text:c="6"/>zastosowano, <text:s text:c="7"/>aby <text:s text:c="4"/>zabezpieczyć <text:s text:c="6"/>system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informatyczny i sieć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6. <text:s text:c="2"/>Kosztorys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W <text:s/>formie <text:s/>tabeli <text:s/>zastawić <text:s/>ceny <text:s/>urządzeń, <text:s/>elementów <text:s/>okablowania <text:s/>niezbędnych <text:s/>do <text:s/>wykonania <text:s/>sieci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kosztów podłączenia do Internetu, oprogramowania, 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2"/></text:p>
          </table:table-cell>
          <table:table-cell table:number-columns-repeated="16381"/>
        </table:table-row>
        <table:table-row table:number-rows-repeated="8" table:style-name="ro1">
          <table:table-cell/>
          <table:table-cell table:style-name="ce3"/>
          <table:table-cell table:number-columns-repeated="16382"/>
        </table:table-row>
        <table:table-row table:number-rows-repeated="1048473" table:style-name="ro1">
          <table:table-cell/>
          <table:table-cell table:style-name="ce4"/>
          <table:table-cell table:number-columns-repeated="16382"/>
        </table:table-row>
      </table:table>
      <table:table table:name="Arkusz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5C5C5C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nfr3sh</meta:initial-creator>
    <dc:creator>unfr3sh</dc:creator>
    <meta:creation-date>2013-04-27T18:12:18Z</meta:creation-date>
    <dc:date>2013-05-11T18:59:56Z</dc:date>
  </office:meta>
</office:document-meta>
</file>